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rush site:install -vvv</text:p>
      <text:p text:style-name="Standard"/>
      <text:p text:style-name="Standard"><text:a xlink:type="simple" xlink:href="https://www.linode.com/docs/guides/how-to-install-a-lamp-stack-on-debian-10/" text:style-name="Internet_20_link" text:visited-style-name="Visited_20_Internet_20_Link">https://www.linode.com/docs/guides/how-to-install-a-lamp-stack-on-debian-10/</text:a></text:p>
      <text:p text:style-name="Standard"/>
      <text:p text:style-name="Standard"><text:a xlink:type="simple" xlink:href="https://www.linode.com/docs/guides/how-to-install-drupal-using-drush-on-debian-10/" text:style-name="Internet_20_link" text:visited-style-name="Visited_20_Internet_20_Link">https://www.linode.com/docs/guides/how-to-install-drupal-using-drush-on-debian-10/</text:a></text:p>
      <text:p text:style-name="Standard"/>
      <text:p text:style-name="Standard"><text:a xlink:type="simple" xlink:href="https://leblogdolivyeahh.wordpress.com/2020/08/23/debian-10-installation-de-drupal-9/" text:style-name="Internet_20_link" text:visited-style-name="Visited_20_Internet_20_Link">https://leblogdolivyeahh.wordpress.com/2020/08/23/debian-10-installation-de-drupal-9/</text:a></text:p>
      <text:p text:style-name="Standard"/>
      <text:p text:style-name="Standard"><text:span text:style-name="Strong_20_Emphasis"/></text:p>
      <text:p text:style-name="Standard"><text:span text:style-name="Strong_20_Emphasis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4:07:33.098591692</meta:creation-date>
    <dc:date>2020-11-05T15:32:46.294669940</dc:date>
    <meta:editing-duration>PT10M1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4" meta:word-count="7" meta:character-count="271" meta:non-whitespace-character-count="268"/>
  </office:meta>
</office:document-meta>
</file>